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3889in" fo:margin-left="-0.0785in" fo:margin-top="0in" fo:margin-bottom="0in" table:align="left" style:writing-mode="lr-tb"/>
    </style:style>
    <style:style style:name="Table1.A" style:family="table-column">
      <style:table-column-properties style:column-width="2.3243in"/>
    </style:style>
    <style:style style:name="Table1.B" style:family="table-column">
      <style:table-column-properties style:column-width="5.0646in"/>
    </style:style>
    <style:style style:name="Table1.1" style:family="table-row">
      <style:table-row-properties style:min-row-height="0.875in" fo:keep-together="auto"/>
    </style:style>
    <style:style style:name="Table1.A1" style:family="table-cell">
      <style:table-cell-properties fo:background-color="#323e4f" fo:padding-left="0.078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4.2188in" fo:keep-together="auto"/>
    </style:style>
    <style:style style:name="Table1.B2" style:family="table-cell">
      <style:table-cell-properties fo:background-color="#ffffff" fo:padding-left="0.078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 style:font-name-complex="Arial1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mbria" fo:language="en" fo:country="IN" fo:font-weight="bold" style:font-weight-asian="bold"/>
    </style:style>
    <style:style style:name="P4" style:family="paragraph" style:parent-style-name="Standard">
      <style:paragraph-properties>
        <style:tab-stops>
          <style:tab-stop style:position="0.8091in"/>
        </style:tab-stops>
      </style:paragraph-properties>
      <style:text-properties style:font-name="Cambria" style:language-asian="en" style:country-asian="IN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Cambria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style:font-name="Cambria"/>
    </style:style>
    <style:style style:name="P7" style:family="paragraph" style:parent-style-name="Standard">
      <style:paragraph-properties fo:text-align="justify" style:justify-single-word="false"/>
      <style:text-properties style:font-name="Cambria" fo:language="en" fo:country="US" style:font-name-asian="Calibri1" style:font-name-complex="Arial1"/>
    </style:style>
    <style:style style:name="P8" style:family="paragraph" style:parent-style-name="Standard">
      <style:paragraph-properties fo:text-align="justify" style:justify-single-word="false"/>
      <style:text-properties fo:color="#000000" style:font-name="Cambria" fo:letter-spacing="-0.0028in" fo:font-weight="bold" style:font-weight-asian="bold" style:font-name-complex="Tahoma1"/>
    </style:style>
    <style:style style:name="P9" style:family="paragraph" style:parent-style-name="Standard">
      <style:paragraph-properties fo:text-align="justify" style:justify-single-word="false"/>
      <style:text-properties fo:color="#000000" style:font-name="Cambria" fo:letter-spacing="-0.0028in" style:font-name-complex="Tahoma1"/>
    </style:style>
    <style:style style:name="P10" style:family="paragraph" style:parent-style-name="Standard">
      <style:paragraph-properties fo:text-align="justify" style:justify-single-word="false"/>
      <style:text-properties fo:color="#000000" style:font-name="Cambria" fo:letter-spacing="-0.0028in" officeooo:paragraph-rsid="00170e4d" style:font-name-complex="Tahoma1"/>
    </style:style>
    <style:style style:name="P11" style:family="paragraph" style:parent-style-name="Standard">
      <style:paragraph-properties fo:text-align="justify" style:justify-single-word="false"/>
      <style:text-properties fo:color="#000000" style:font-name="Cambria" fo:font-size="10pt" fo:letter-spacing="-0.0028in" fo:font-weight="bold" style:font-size-asian="10pt" style:font-weight-asian="bold" style:font-name-complex="Tahoma1" style:font-size-complex="10pt"/>
    </style:style>
    <style:style style:name="P12" style:family="paragraph" style:parent-style-name="Standard">
      <style:paragraph-properties>
        <style:tab-stops>
          <style:tab-stop style:position="1.1874in"/>
        </style:tab-stops>
      </style:paragraph-properties>
      <style:text-properties fo:color="#000000" style:font-name="Cambria" fo:letter-spacing="0.0016in" fo:font-weight="bold" style:font-weight-asian="bold" style:font-name-complex="Tahoma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>
        <style:tab-stops>
          <style:tab-stop style:position="1.1874in"/>
          <style:tab-stop style:position="1.4898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1874in"/>
        </style:tab-stops>
      </style:paragraph-properties>
    </style:style>
    <style:style style:name="P16" style:family="paragraph" style:parent-style-name="Standard">
      <loext:graphic-properties draw:fill="solid" draw:fill-color="#d9e2f3"/>
      <style:paragraph-properties fo:margin-left="-0.0626in" fo:margin-right="-0.0752in" fo:text-align="center" style:justify-single-word="false" fo:text-indent="0.0626in" style:auto-text-indent="false" fo:background-color="#d9e2f3"/>
    </style:style>
    <style:style style:name="P17" style:family="paragraph" style:parent-style-name="Standard">
      <style:paragraph-properties fo:margin-left="0in" fo:margin-right="0.05in" fo:line-height="115%" fo:text-align="justify" style:justify-single-word="false" fo:text-indent="0in" style:auto-text-indent="false"/>
      <style:text-properties fo:color="#000000" style:font-name="Cambria" fo:letter-spacing="-0.0028in" fo:font-weight="bold" style:language-asian="en" style:country-asian="IN" style:font-weight-asian="bold" style:font-name-complex="Tahoma1"/>
    </style:style>
    <style:style style:name="P18" style:family="paragraph" style:parent-style-name="Standard">
      <style:paragraph-properties fo:text-align="center" style:justify-single-word="false"/>
      <style:text-properties style:font-name="Cambria" fo:language="en" fo:country="IN" fo:font-weight="bold" style:font-weight-asian="bold" style:font-name-complex="Calibri1"/>
    </style:style>
    <style:style style:name="P19" style:family="paragraph" style:parent-style-name="Standard">
      <style:paragraph-properties fo:line-height="150%" fo:text-align="center" style:justify-single-word="false"/>
      <style:text-properties style:font-name="Cambria" fo:language="en" fo:country="IN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style:font-name="Cambria" fo:language="en" fo:country="IN" fo:font-weight="bold" style:font-weight-asian="bold"/>
    </style:style>
    <style:style style:name="P21" style:family="paragraph" style:parent-style-name="Standard">
      <style:paragraph-properties fo:text-align="justify" style:justify-single-word="false"/>
      <style:text-properties style:font-name="Cambria"/>
    </style:style>
    <style:style style:name="P22" style:family="paragraph" style:parent-style-name="Standard">
      <loext:graphic-properties draw:fill="solid" draw:fill-color="#d9e2f3"/>
      <style:paragraph-properties fo:text-align="center" style:justify-single-word="false" fo:background-color="#d9e2f3"/>
      <style:text-properties fo:color="#000000" style:font-name="Cambria" fo:font-weight="bold" officeooo:paragraph-rsid="00170e4d" style:language-asian="en" style:country-asian="IN" style:font-weight-asian="bold"/>
    </style:style>
    <style:style style:name="P23" style:family="paragraph" style:parent-style-name="Standard">
      <loext:graphic-properties draw:fill="solid" draw:fill-color="#d9e2f3"/>
      <style:paragraph-properties fo:text-align="center" style:justify-single-word="false" fo:background-color="#d9e2f3"/>
      <style:text-properties fo:color="#000000" style:font-name="Cambria" fo:font-weight="bold" style:language-asian="en" style:country-asian="IN" style:font-weight-asian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Cambria" fo:letter-spacing="-0.0028in" fo:font-weight="bold" style:font-weight-asian="bold" style:font-name-complex="Tahoma1"/>
    </style:style>
    <style:style style:name="P25" style:family="paragraph" style:parent-style-name="Standard">
      <style:paragraph-properties fo:text-align="justify" style:justify-single-word="false"/>
      <style:text-properties fo:color="#000000" style:font-name="Cambria" fo:letter-spacing="-0.0028in" fo:font-weight="bold" officeooo:paragraph-rsid="00170e4d" style:font-weight-asian="bold" style:font-name-complex="Tahoma1"/>
    </style:style>
    <style:style style:name="P26" style:family="paragraph" style:parent-style-name="Standard">
      <style:paragraph-properties fo:text-align="justify" style:justify-single-word="false"/>
      <style:text-properties fo:color="#000000" style:font-name="Cambria" fo:letter-spacing="-0.0028in" fo:font-weight="bold" officeooo:paragraph-rsid="00189cf4" style:font-weight-asian="bold" style:font-name-complex="Tahoma1"/>
    </style:style>
    <style:style style:name="P27" style:family="paragraph" style:parent-style-name="Standard">
      <style:paragraph-properties fo:text-align="justify" style:justify-single-word="false"/>
      <style:text-properties fo:color="#000000" style:font-name="Cambria" fo:letter-spacing="-0.0028in" style:font-name-complex="Tahoma1"/>
    </style:style>
    <style:style style:name="P28" style:family="paragraph" style:parent-style-name="Standard">
      <style:paragraph-properties fo:text-align="justify" style:justify-single-word="false"/>
      <style:text-properties fo:color="#000000" style:font-name="Cambria" fo:letter-spacing="-0.0028in" officeooo:paragraph-rsid="00189cf4" style:font-name-complex="Tahoma1"/>
    </style:style>
    <style:style style:name="P29" style:family="paragraph" style:parent-style-name="Standard">
      <style:paragraph-properties fo:text-align="justify" style:justify-single-word="false"/>
      <style:text-properties officeooo:paragraph-rsid="00189cf4"/>
    </style:style>
    <style:style style:name="P30" style:family="paragraph" style:parent-style-name="Standard">
      <loext:graphic-properties draw:fill="solid" draw:fill-color="#a6a6a6"/>
      <style:paragraph-properties fo:margin-left="-0.0626in" fo:margin-right="-0.0752in" fo:text-align="center" style:justify-single-word="false" fo:text-indent="0.0626in" style:auto-text-indent="false" fo:background-color="#a6a6a6"/>
      <style:text-properties fo:color="#000000" style:font-name="Cambria" fo:font-size="16pt" fo:language="en" fo:country="IN" fo:font-weight="bold" style:font-size-asian="16pt" style:language-asian="en" style:country-asian="IN" style:font-weight-asian="bold" style:font-size-complex="16pt"/>
    </style:style>
    <style:style style:name="P31" style:family="paragraph" style:parent-style-name="Standard">
      <loext:graphic-properties draw:fill="solid" draw:fill-color="#a6a6a6"/>
      <style:paragraph-properties fo:margin-left="-0.0626in" fo:margin-right="-0.0752in" fo:text-align="center" style:justify-single-word="false" fo:text-indent="0.0626in" style:auto-text-indent="false" fo:background-color="#a6a6a6"/>
      <style:text-properties fo:color="#000000" style:font-name="Cambria" fo:language="en" fo:country="IN" fo:font-weight="bold" style:language-asian="en" style:country-asian="IN" style:font-weight-asian="bold"/>
    </style:style>
    <style:style style:name="P32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="Cambria" fo:language="en" fo:country="IN" fo:font-weight="bold" style:language-asian="en" style:country-asian="GB" style:font-weight-asian="bold" style:font-name-complex="Tahoma1"/>
    </style:style>
    <style:style style:name="P33" style:family="paragraph" style:parent-style-name="Standard">
      <style:paragraph-properties fo:text-align="center" style:justify-single-word="false" fo:padding-left="0in" fo:padding-right="0in" fo:padding-top="0.028in" fo:padding-bottom="0.0138in" fo:border-left="none" fo:border-right="none" fo:border-top="0.51pt solid #00000a" fo:border-bottom="0.51pt solid #00000a"/>
      <style:text-properties fo:font-variant="small-caps" fo:color="#000000" style:font-name="Cambria" fo:letter-spacing="0.0264in" fo:font-weight="bold" style:language-asian="en" style:country-asian="IN" style:font-weight-asian="bold"/>
    </style:style>
    <style:style style:name="P34" style:family="paragraph" style:parent-style-name="Standard" style:list-style-name="WWNum1">
      <style:paragraph-properties fo:margin-left="0.25in" fo:margin-right="0.05in" fo:line-height="115%" fo:text-align="justify" style:justify-single-word="false" fo:text-indent="-0.25in" style:auto-text-indent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.25in" fo:line-height="115%" fo:text-align="justify" style:justify-single-word="false" fo:orphans="2" fo:widows="2" fo:text-indent="-0.25in" style:auto-text-indent="false" fo:background-color="transparent" style:writing-mode="lr-tb"/>
    </style:style>
    <style:style style:name="P36" style:family="paragraph" style:parent-style-name="Standard">
      <loext:graphic-properties draw:fill="solid" draw:fill-color="#d5dce4"/>
      <style:paragraph-properties fo:text-align="center" style:justify-single-word="false" fo:background-color="#d5dce4" fo:padding="0in" fo:border-left="none" fo:border-right="none" fo:border-top="0.51pt solid #00000a" fo:border-bottom="0.51pt solid #00000a"/>
      <style:text-properties fo:font-variant="small-caps" style:font-name="Cambria" fo:letter-spacing="0.0264in" fo:font-weight="bold" style:font-weight-asian="bold"/>
    </style:style>
    <style:style style:name="P37" style:family="paragraph" style:parent-style-name="Standard">
      <loext:graphic-properties draw:fill="solid" draw:fill-color="#d5dce4"/>
      <style:paragraph-properties fo:text-align="center" style:justify-single-word="false" fo:background-color="#d5dce4" fo:padding="0in" fo:border-left="none" fo:border-right="none" fo:border-top="0.51pt solid #00000a" fo:border-bottom="0.51pt solid #00000a"/>
      <style:text-properties fo:font-variant="small-caps" fo:color="#000000" style:font-name="Cambria" fo:font-size="10pt" fo:letter-spacing="0.0264in" fo:font-weight="bold" officeooo:paragraph-rsid="00189cf4" style:font-size-asian="10pt" style:language-asian="en" style:country-asian="IN" style:font-weight-asian="bold" style:font-name-complex="Tahoma1" style:font-size-complex="10pt"/>
    </style:style>
    <style:style style:name="P38" style:family="paragraph" style:parent-style-name="List_20_Paragraph" style:list-style-name="WWNum1">
      <style:paragraph-properties fo:text-align="justify" style:justify-single-word="false"/>
    </style:style>
    <style:style style:name="P39" style:family="paragraph" style:parent-style-name="List_20_Paragraph" style:list-style-name="WWNum2">
      <style:paragraph-properties fo:text-align="justify" style:justify-single-word="false"/>
    </style:style>
    <style:style style:name="P40" style:family="paragraph" style:parent-style-name="List_20_Paragraph" style:list-style-name="WWNum2">
      <style:paragraph-properties fo:text-align="justify" style:justify-single-word="false"/>
      <style:text-properties officeooo:paragraph-rsid="00170e4d"/>
    </style:style>
    <style:style style:name="P41" style:family="paragraph" style:parent-style-name="List_20_Paragraph" style:list-style-name="WWNum2">
      <style:paragraph-properties fo:line-height="100%" fo:text-align="justify" style:justify-single-word="false"/>
    </style:style>
    <style:style style:name="P42" style:family="paragraph" style:parent-style-name="List_20_Paragraph" style:list-style-name="WWNum2">
      <style:paragraph-properties fo:line-height="100%" fo:text-align="justify" style:justify-single-word="false"/>
      <style:text-properties officeooo:paragraph-rsid="00170e4d"/>
    </style:style>
    <style:style style:name="P43" style:family="paragraph" style:parent-style-name="List_20_Paragraph" style:list-style-name="WWNum3">
      <style:paragraph-properties fo:line-height="100%" fo:text-align="justify" style:justify-single-word="false"/>
      <style:text-properties fo:color="#000000" style:font-name="Cambria" fo:font-size="10pt" style:font-size-asian="10pt" style:font-name-complex="Tahoma1" style:font-size-complex="10pt"/>
    </style:style>
    <style:style style:name="P44" style:family="paragraph" style:parent-style-name="List_20_Paragraph" style:list-style-name="WWNum3">
      <style:paragraph-properties fo:line-height="100%" fo:text-align="justify" style:justify-single-word="false"/>
      <style:text-properties fo:color="#000000" style:font-name="Cambria" fo:font-size="10pt" officeooo:paragraph-rsid="00170e4d" style:font-size-asian="10pt" style:font-name-complex="Tahoma1" style:font-size-complex="10pt"/>
    </style:style>
    <style:style style:name="P45" style:family="paragraph" style:parent-style-name="List_20_Paragraph" style:list-style-name="WWNum2">
      <style:paragraph-properties fo:line-height="100%" fo:text-align="justify" style:justify-single-word="false"/>
      <style:text-properties fo:color="#000000" style:font-name="Cambria" fo:font-size="10pt" style:font-size-asian="10pt" style:font-size-complex="10pt"/>
    </style:style>
    <style:style style:name="P46" style:family="paragraph" style:parent-style-name="List_20_Paragraph" style:list-style-name="WWNum3">
      <style:paragraph-properties fo:line-height="100%" fo:text-align="justify" style:justify-single-word="false"/>
      <style:text-properties fo:color="#000000" style:font-name="Cambria" fo:font-size="10pt" fo:letter-spacing="-0.0028in" style:font-size-asian="10pt" style:font-name-complex="Tahoma1" style:font-size-complex="10pt"/>
    </style:style>
    <style:style style:name="P47" style:family="paragraph" style:parent-style-name="List_20_Paragraph" style:list-style-name="WWNum3">
      <style:paragraph-properties fo:line-height="100%" fo:text-align="justify" style:justify-single-word="false"/>
      <style:text-properties fo:color="#000000" style:font-name="Cambria" fo:font-size="10pt" fo:letter-spacing="-0.0028in" officeooo:paragraph-rsid="00170e4d" style:font-size-asian="10pt" style:font-name-complex="Tahoma1" style:font-size-complex="10pt"/>
    </style:style>
    <style:style style:name="P48" style:family="paragraph" style:parent-style-name="List_20_Paragraph" style:list-style-name="WWNum2">
      <style:paragraph-properties fo:line-height="100%" fo:text-align="justify" style:justify-single-word="false"/>
      <style:text-properties fo:color="#000000" style:font-name="Cambria" fo:font-size="10pt" fo:letter-spacing="-0.0028in" style:font-size-asian="10pt" style:font-name-complex="Tahoma1" style:font-size-complex="10pt"/>
    </style:style>
    <style:style style:name="P49" style:family="paragraph" style:parent-style-name="List_20_Paragraph" style:list-style-name="WWNum2">
      <style:paragraph-properties fo:line-height="100%" fo:text-align="justify" style:justify-single-word="false"/>
      <style:text-properties fo:color="#000000" style:font-name="Cambria" fo:font-size="10pt" fo:letter-spacing="-0.0028in" officeooo:paragraph-rsid="00170e4d" style:font-size-asian="10pt" style:font-name-complex="Tahoma1" style:font-size-complex="10pt"/>
    </style:style>
    <style:style style:name="P50" style:family="paragraph" style:parent-style-name="List_20_Paragraph" style:list-style-name="WWNum4">
      <style:paragraph-properties fo:line-height="100%" fo:text-align="justify" style:justify-single-word="false"/>
      <style:text-properties fo:color="#000000" style:font-name="Cambria" fo:font-size="10pt" fo:letter-spacing="-0.0028in" style:font-size-asian="10pt" style:font-name-complex="Tahoma1" style:font-size-complex="10pt"/>
    </style:style>
    <style:style style:name="P51" style:family="paragraph" style:parent-style-name="List_20_Paragraph" style:list-style-name="WWNum4">
      <style:paragraph-properties fo:line-height="100%" fo:text-align="justify" style:justify-single-word="false"/>
      <style:text-properties fo:color="#000000" style:font-name="Cambria" fo:font-size="10pt" fo:letter-spacing="-0.0028in" officeooo:paragraph-rsid="00189cf4" style:font-size-asian="10pt" style:font-name-complex="Tahoma1" style:font-size-complex="10pt"/>
    </style:style>
    <style:style style:name="P52" style:family="paragraph" style:parent-style-name="List_20_Paragraph">
      <style:paragraph-properties fo:line-height="100%" fo:text-align="justify" style:justify-single-word="false"/>
      <style:text-properties fo:color="#000000" style:font-name="Cambria" fo:font-size="10pt" fo:letter-spacing="-0.0028in" officeooo:paragraph-rsid="00189cf4" style:font-size-asian="10pt" style:font-name-complex="Tahoma1" style:font-size-complex="10pt"/>
    </style:style>
    <style:style style:name="P53" style:family="paragraph" style:parent-style-name="List_20_Paragraph" style:list-style-name="WWNum3">
      <style:paragraph-properties fo:line-height="100%" fo:text-align="justify" style:justify-single-word="false"/>
      <style:text-properties fo:color="#000000" style:font-name="Cambria" fo:font-size="10pt" fo:letter-spacing="-0.0028in" fo:font-weight="normal" officeooo:paragraph-rsid="00170e4d" style:font-size-asian="10pt" style:font-weight-asian="normal" style:font-name-complex="Tahoma1" style:font-size-complex="10pt" style:font-weight-complex="normal"/>
    </style:style>
    <style:style style:name="P54" style:family="paragraph" style:parent-style-name="List_20_Paragraph">
      <style:paragraph-properties fo:line-height="100%" fo:text-align="justify" style:justify-single-word="false"/>
      <style:text-properties fo:color="#000000" style:font-name="Cambria" fo:font-size="10pt" fo:letter-spacing="-0.0028in" fo:font-weight="normal" officeooo:paragraph-rsid="00170e4d" style:font-size-asian="10pt" style:font-weight-asian="normal" style:font-name-complex="Tahoma1" style:font-size-complex="10pt" style:font-weight-complex="normal"/>
    </style:style>
    <style:style style:name="P55" style:family="paragraph" style:parent-style-name="List_20_Paragraph" style:list-style-name="WWNum2">
      <style:paragraph-properties fo:line-height="100%" fo:text-align="justify" style:justify-single-word="false"/>
      <style:text-properties fo:color="#000000" style:font-name="Cambria" fo:font-size="10pt" fo:letter-spacing="-0.0028in" fo:font-weight="normal" officeooo:paragraph-rsid="00170e4d" style:font-size-asian="10pt" style:font-weight-asian="normal" style:font-name-complex="Tahoma1" style:font-size-complex="10pt" style:font-weight-complex="normal"/>
    </style:style>
    <style:style style:name="P56" style:family="paragraph" style:parent-style-name="List_20_Paragraph" style:list-style-name="WWNum2">
      <style:paragraph-properties fo:line-height="100%" fo:text-align="justify" style:justify-single-word="false"/>
      <style:text-properties style:font-name="Cambria" fo:font-size="10pt" fo:letter-spacing="-0.0028in" style:font-size-asian="10pt" style:font-name-complex="Tahoma1" style:font-size-complex="10pt"/>
    </style:style>
    <style:style style:name="P57" style:family="paragraph" style:parent-style-name="List_20_Paragraph">
      <style:paragraph-properties fo:line-height="100%" fo:text-align="justify" style:justify-single-word="false"/>
      <style:text-properties fo:font-variant="small-caps" style:font-name="Cambria" fo:letter-spacing="0.0264in" fo:font-weight="bold" style:font-weight-asian="bold"/>
    </style:style>
    <style:style style:name="P58" style:family="paragraph" style:parent-style-name="List_20_Paragraph" style:list-style-name="WWNum1">
      <style:paragraph-properties fo:margin-top="0in" fo:margin-bottom="0in" loext:contextual-spacing="true" fo:text-align="justify" style:justify-single-word="false"/>
    </style:style>
    <style:style style:name="P59" style:family="paragraph" style:parent-style-name="List_20_Paragraph" style:list-style-name="WWNum1">
      <loext:graphic-properties draw:fill="none"/>
      <style:paragraph-properties fo:margin-left="0.25in" fo:margin-right="-0.25in" fo:margin-top="0in" fo:margin-bottom="0.139in" loext:contextual-spacing="true" fo:line-height="115%" fo:text-align="justify" style:justify-single-word="false" fo:orphans="2" fo:widows="2" fo:text-indent="-0.25in" style:auto-text-indent="false" fo:background-color="transparent" style:writing-mode="lr-tb"/>
    </style:style>
    <style:style style:name="P60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000000" style:font-name="Cambria"/>
    </style:style>
    <style:style style:name="T2" style:family="text">
      <style:text-properties fo:color="#000000" style:font-name="Cambria" fo:language="en" fo:country="IN" fo:font-weight="bold" style:language-asian="en" style:country-asian="IN" style:font-weight-asian="bold"/>
    </style:style>
    <style:style style:name="T3" style:family="text">
      <style:text-properties fo:color="#000000" style:font-name="Cambria" fo:letter-spacing="-0.0028in" fo:language="en" fo:country="IN" fo:font-weight="bold" style:language-asian="en" style:country-asian="IN" style:font-weight-asian="bold" style:font-name-complex="Tahoma1"/>
    </style:style>
    <style:style style:name="T4" style:family="text">
      <style:text-properties fo:color="#000000" style:font-name="Cambria" fo:letter-spacing="-0.0028in" style:language-asian="en" style:country-asian="IN" style:font-name-complex="Tahoma1"/>
    </style:style>
    <style:style style:name="T5" style:family="text">
      <style:text-properties fo:color="#000000" style:font-name="Cambria" fo:letter-spacing="-0.0028in" fo:font-weight="bold" style:language-asian="en" style:country-asian="IN" style:font-weight-asian="bold" style:font-name-complex="Tahoma1"/>
    </style:style>
    <style:style style:name="T6" style:family="text">
      <style:text-properties fo:color="#000000" style:font-name="Cambria" fo:letter-spacing="-0.0028in" fo:font-weight="bold" style:font-weight-asian="bold" style:font-name-complex="Tahoma1"/>
    </style:style>
    <style:style style:name="T7" style:family="text">
      <style:text-properties fo:color="#000000" style:font-name="Cambria" fo:letter-spacing="-0.0028in" fo:font-weight="bold" officeooo:rsid="0022261d" style:font-weight-asian="bold" style:font-name-complex="Tahoma1"/>
    </style:style>
    <style:style style:name="T8" style:family="text">
      <style:text-properties fo:color="#000000" style:font-name="Cambria" fo:letter-spacing="-0.0028in" style:font-name-complex="Tahoma1"/>
    </style:style>
    <style:style style:name="T9" style:family="text">
      <style:text-properties fo:color="#000000" style:font-name="Cambria" fo:font-size="10pt" fo:letter-spacing="-0.0028in" fo:language="en" fo:country="GB" style:font-name-asian="Times New Roman1" style:font-size-asian="10pt" style:language-asian="en" style:country-asian="IN" style:font-name-complex="Tahoma1" style:font-size-complex="10pt"/>
    </style:style>
    <style:style style:name="T10" style:family="text">
      <style:text-properties fo:color="#000000" style:font-name="Cambria" fo:font-size="10pt" fo:letter-spacing="-0.0028in" fo:language="en" fo:country="GB" fo:font-weight="bold" style:font-name-asian="Times New Roman1" style:font-size-asian="10pt" style:language-asian="en" style:country-asian="IN" style:font-weight-asian="bold" style:font-name-complex="Tahoma1" style:font-size-complex="10pt"/>
    </style:style>
    <style:style style:name="T11" style:family="text">
      <style:text-properties fo:color="#000000" style:font-name="Cambria" fo:font-size="10pt" fo:letter-spacing="-0.0028in" style:font-size-asian="10pt" style:language-asian="en" style:country-asian="IN" style:font-name-complex="Tahoma1" style:font-size-complex="10pt"/>
    </style:style>
    <style:style style:name="T12" style:family="text">
      <style:text-properties fo:color="#000000" style:font-name="Cambria" fo:font-size="10pt" fo:letter-spacing="-0.0028in" style:font-size-asian="10pt" style:font-name-complex="Tahoma1" style:font-size-complex="10pt"/>
    </style:style>
    <style:style style:name="T13" style:family="text">
      <style:text-properties fo:color="#000000" style:font-name="Cambria" fo:font-size="10pt" fo:letter-spacing="-0.0028in" officeooo:rsid="00170e4d" style:font-size-asian="10pt" style:font-name-complex="Tahoma1" style:font-size-complex="10pt"/>
    </style:style>
    <style:style style:name="T14" style:family="text">
      <style:text-properties fo:color="#000000" style:font-name="Cambria" fo:font-size="10pt" fo:letter-spacing="-0.0028in" officeooo:rsid="00240d32" style:font-size-asian="10pt" style:font-name-complex="Tahoma1" style:font-size-complex="10pt"/>
    </style:style>
    <style:style style:name="T15" style:family="text">
      <style:text-properties fo:color="#000000" style:font-name="Cambria" fo:font-size="10pt" fo:letter-spacing="-0.0028in" fo:font-weight="bold" style:font-size-asian="10pt" style:language-asian="en" style:country-asian="IN" style:font-weight-asian="bold" style:font-name-complex="Tahoma1" style:font-size-complex="10pt"/>
    </style:style>
    <style:style style:name="T16" style:family="text">
      <style:text-properties fo:color="#000000" style:font-name="Cambria" fo:font-size="10pt" style:font-size-asian="10pt" style:font-size-complex="10pt"/>
    </style:style>
    <style:style style:name="T17" style:family="text">
      <style:text-properties fo:color="#000000" style:font-name="Cambria" fo:letter-spacing="0.0016in" fo:font-weight="bold" style:font-weight-asian="bold" style:font-name-complex="Tahoma1"/>
    </style:style>
    <style:style style:name="T18" style:family="text">
      <style:text-properties fo:color="#000000" style:font-name="Cambria" fo:letter-spacing="0.0016in" style:font-name-complex="Tahoma1"/>
    </style:style>
    <style:style style:name="T19" style:family="text">
      <style:text-properties fo:color="#000000" style:text-position="super 58%" style:font-name="Cambria" fo:letter-spacing="0.0016in" style:font-name-complex="Tahoma1"/>
    </style:style>
    <style:style style:name="T20" style:family="text">
      <style:text-properties fo:color="#000000" fo:letter-spacing="-0.0028in" fo:font-weight="bold" style:font-weight-asian="bold" style:font-name-complex="Tahoma1"/>
    </style:style>
    <style:style style:name="T21" style:family="text">
      <style:text-properties style:font-name="Cambria"/>
    </style:style>
    <style:style style:name="T22" style:family="text">
      <style:text-properties style:font-name="Cambria" fo:font-weight="bold" style:font-weight-asian="bold"/>
    </style:style>
    <style:style style:name="T23" style:family="text">
      <style:text-properties style:font-name="Cambria" fo:font-size="10pt" fo:language="en" fo:country="GB" fo:font-weight="bold" style:font-name-asian="Times New Roman1" style:font-size-asian="10pt" style:language-asian="en" style:country-asian="IN" style:font-weight-asian="bold" style:font-name-complex="Times New Roman1" style:font-size-complex="10pt"/>
    </style:style>
    <style:style style:name="T24" style:family="text">
      <style:text-properties style:font-name="Cambria" fo:font-size="10pt" style:font-size-asian="10pt" style:language-asian="en" style:country-asian="IN" style:font-size-complex="10pt"/>
    </style:style>
    <style:style style:name="T25" style:family="text">
      <style:text-properties style:font-name="Cambria" fo:font-size="10pt" fo:letter-spacing="-0.0028in" style:font-size-asian="10pt" style:font-name-complex="Tahoma1" style:font-size-complex="10pt"/>
    </style:style>
    <style:style style:name="T26" style:family="text">
      <style:text-properties style:font-name="Cambria" fo:font-size="10pt" fo:letter-spacing="-0.0028in" officeooo:rsid="00170e4d" style:font-size-asian="10pt" style:font-name-complex="Tahoma1" style:font-size-complex="10pt"/>
    </style:style>
    <style:style style:name="T27" style:family="text">
      <style:text-properties style:font-name="Cambria" fo:language="en" fo:country="US" fo:font-weight="bold" style:font-name-asian="Calibri1" style:font-weight-asian="bold" style:font-name-complex="Arial1"/>
    </style:style>
    <style:style style:name="T28" style:family="text">
      <style:text-properties style:font-name="Cambria" officeooo:rsid="0019cba3"/>
    </style:style>
    <style:style style:name="T29" style:family="text">
      <style:text-properties fo:color="#0000ff" style:font-name="Cambria" fo:font-size="10pt" fo:letter-spacing="-0.0028in" style:font-size-asian="10pt" style:font-name-complex="Tahoma1" style:font-size-complex="10pt"/>
    </style:style>
    <style:style style:name="T30" style:family="text">
      <style:text-properties style:text-position="super 58%" style:font-name="Cambria" fo:font-weight="bold" style:font-weight-asian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0189cf4"/>
    </style:style>
    <style:style style:name="T35" style:family="text">
      <style:text-properties officeooo:rsid="0022261d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0">MONISHA M</text:p>
            <text:p text:style-name="P31">Phone: +91 - 9487875575</text:p>
            <text:p text:style-name="P31">Email: monishamml799@gmail.com</text:p>
            <text:p text:style-name="P16"><text:span text:style-name="T2">Achievement - driven technocrat, targeting assignments </text:span><text:span text:style-name="T3">Software Testing </text:span><text:span text:style-name="T2">with a leading organisation of repute in Financial sector preferably in Bangalore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draw:custom-shape text:anchor-type="paragraph" draw:z-index="0" draw:style-name="gr1" draw:text-style-name="P60" svg:width="0.0016in" svg:height="0.0016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18"><draw:custom-shape text:anchor-type="paragraph" draw:z-index="1" draw:style-name="gr1" draw:text-style-name="P60" svg:width="0.0016in" svg:height="0.0016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KNOWLEDGE PURVIEW</text:p>
            <text:p text:style-name="P3"/>
            <text:p text:style-name="P3">Software Testing</text:p>
            <text:p text:style-name="P3">Test Plan &amp; Strategy</text:p>
            <text:p text:style-name="P3">Defect Management</text:p>
            <text:p text:style-name="P3">User Acceptance Testing (UAT) Project Management</text:p>
            <text:p text:style-name="P3">Quality Assurance</text:p>
            <text:p text:style-name="P3">Client Relationship Management</text:p>
            <text:p text:style-name="P20">Automation Testing</text:p>
            <text:p text:style-name="P32">Requirement Analysis</text:p>
          </table:table-cell>
          <table:table-cell table:style-name="Table1.B2" office:value-type="string">
            <text:p text:style-name="P4"/>
            <text:p text:style-name="P33">PROFILE SUMMARY</text:p>
            <text:p text:style-name="P17"/>
            <text:list xml:id="list1270634906" text:style-name="WWNum1">
              <text:list-item>
                <text:p text:style-name="P58"><text:span text:style-name="T9">Competent professional with </text:span><text:span text:style-name="T10">over 3+ years</text:span><text:span text:style-name="T9"> of experience in </text:span><text:span text:style-name="T10">Software Testing in Banking/Payments Sector</text:span></text:p>
              </text:list-item>
              <text:list-item>
                <text:p text:style-name="P58"><text:span text:style-name="T9">Hands-on experience in managing quality verification and </text:span><text:span text:style-name="T10">delivering financial applications used by multiple clients for online and back office projects</text:span></text:p>
              </text:list-item>
              <text:list-item>
                <text:p text:style-name="P34"><text:span text:style-name="T4">Exposure of all phases of </text:span><text:span text:style-name="T5">SDLC &amp; STLC; </text:span><text:span text:style-name="T4">ensured that information systems, products, and services met organization quality standards and end-user requirements</text:span></text:p>
              </text:list-item>
              <text:list-item>
                <text:p text:style-name="P35"><text:span text:style-name="T4">Monitored </text:span><text:span text:style-name="T5">testing activities to ensure the quality and functionality of assigned systems;</text:span><text:span text:style-name="T4"> ensured timely and accurate test communication with Project Manager and Senior Management throughout the project life-cycle</text:span></text:p>
              </text:list-item>
              <text:list-item>
                <text:p text:style-name="P34"><text:span text:style-name="T4">Expertise in </text:span><text:span text:style-name="T5">Scripting &amp; Documentation, Functional Requirements, Test Plans, Cases &amp; Processes, Automation Testing,</text:span><text:span text:style-name="T4"> </text:span><text:span text:style-name="T5">Regression Testing, Defect/Bug Tracking</text:span><text:span text:style-name="T4">, Test Strategies &amp; Coverages</text:span></text:p>
              </text:list-item>
              <text:list-item>
                <text:p text:style-name="P34"><text:span text:style-name="T4">Established and enforced </text:span><text:span text:style-name="T5">Standard Test Processes and Deliverables (including defect management and quality metric reporting) </text:span><text:span text:style-name="T4">within the gated process to streamline testing and support automation and manual testing efforts</text:span></text:p>
              </text:list-item>
              <text:list-item>
                <text:p text:style-name="P38"><text:span text:style-name="T11">Comprehensive knowledge of</text:span><text:span text:style-name="T24"> </text:span><text:span text:style-name="T23">knowledge of tools such as Cucumber, </text:span><text:span text:style-name="T15">Finsim, JCB, Boss &amp; Rupay Simulators</text:span></text:p>
              </text:list-item>
              <text:list-item>
                <text:p text:style-name="P59"><text:span text:style-name="T11">Possess </text:span><text:span text:style-name="T15">excellent communication, relationship management</text:span><text:span text:style-name="T11">, team building and analytical skills</text:span></text:p>
              </text:list-item>
            </text:list>
          </table:table-cell>
        </table:table-row>
      </table:table>
      <text:p text:style-name="P5"/>
      <text:p text:style-name="P36">ORGANIZATIONAL EXPERIENCE</text:p>
      <text:p text:style-name="P8"/>
      <text:p text:style-name="P22">Senior QA Engineer at Innova Solutions Private Limited (AmericanCyberSystems Group), Bangalore Since </text:p>
      <text:p text:style-name="P22">Nov ’26 -2018</text:p>
      <text:p text:style-name="P10"/>
      <text:p text:style-name="P25">Key Result Areas</text:p>
      <text:list xml:id="list3252935978" text:style-name="WWNum3">
        <text:list-item>
          <text:p text:style-name="P44">Administering both online system and back office system</text:p>
        </text:list-item>
        <text:list-item>
          <text:p text:style-name="P44">Building fully configurable payment switch and issuer processor.</text:p>
        </text:list-item>
        <text:list-item>
          <text:p text:style-name="P44">Managing <text:s/>SmartEdge Application for clearing and Settlement which support all the bank to settle the respective online transaction as a part of back office project</text:p>
        </text:list-item>
        <text:list-item>
          <text:p text:style-name="P44">Writing and verifying test case documents, coverage and architecture</text:p>
        </text:list-item>
        <text:list-item>
          <text:p text:style-name="P44">Testing the Fees and Charges module for RuPay and VISA standards.</text:p>
        </text:list-item>
        <text:list-item>
          <text:p text:style-name="P47">Created different profiles like Bank Entity setup along with their respective routes, processor, endpoints and the complete profile setup required for running the platform.</text:p>
        </text:list-item>
        <text:list-item>
          <text:p text:style-name="P47">Profile setup for multi-currency, transaction classification and fees &amp; charges for multi-network standards.</text:p>
        </text:list-item>
        <text:list-item>
          <text:p text:style-name="P47">Analyzing and Understanding User stories given PO</text:p>
        </text:list-item>
        <text:list-item>
          <text:p text:style-name="P53">Participation in test planning <text:s/>process and Developing <text:s/>testplan</text:p>
        </text:list-item>
      </text:list>
      <text:p text:style-name="P54"/>
      <text:p text:style-name="P25">Highlights:</text:p>
      <text:list xml:id="list1396373596" text:style-name="WWNum2">
        <text:list-item>
          <text:p text:style-name="P42"><text:span text:style-name="T12">Received several appreciations for quick and </text:span><text:span text:style-name="T13">e</text:span><text:span text:style-name="T12">nsured prompt delivery on products like </text:span><text:span text:style-name="T14">TransactionClassification, FeesandCharges</text:span></text:p>
        </text:list-item>
        <text:list-item>
          <text:p text:style-name="P49">Received various awards and appreciations for outstanding performance and delivery</text:p>
        </text:list-item>
        <text:list-item>
          <text:p text:style-name="P49">Organized fun entertainment activities , cultural activities and team outings</text:p>
        </text:list-item>
        <text:list-item>
          <text:p text:style-name="P40"><text:span text:style-name="T12">Enhanced application efficiency by debugging / revamping</text:span><text:span text:style-name="T25"> code / program</text:span></text:p>
        </text:list-item>
        <text:list-item>
          <text:p text:style-name="P42"><text:span text:style-name="T25">For e.g., Increased development efficiency by performing QC of </text:span><text:span text:style-name="T26">SMARTEDGE</text:span><text:span text:style-name="T25"> </text:span><text:span text:style-name="T26">APPLICATION and Testing </text:span><text:span text:style-name="T25">components using Agile methodologies, enabled the development team to focus on defects in real time</text:span></text:p>
        </text:list-item>
        <text:list-item>
          <text:p text:style-name="P42"><text:span text:style-name="T12">Wrote updates to the </text:span><text:span text:style-name="T13">Transaction Classification ,Fees&amp;Charges</text:span><text:span text:style-name="T29"> </text:span><text:span text:style-name="T12">document, identified and corrected deficiencies in the procedure</text:span></text:p>
        </text:list-item>
        <text:list-item>
          <text:p text:style-name="P55"><text:soft-page-break/>Wrote documentation for test processes, resulting in a more effective and easier to use checklist, cutting execution time .</text:p>
        </text:list-item>
      </text:list>
      <text:p text:style-name="P8"/>
      <text:p text:style-name="P23">Assistant Manager at National Payments Corporation of India (NPCI), Chennai Since Jun’16 -2016</text:p>
      <text:p text:style-name="P9"/>
      <text:p text:style-name="P8">Key Result Areas:</text:p>
      <text:list xml:id="list133230896998990" text:continue-list="list3252935978" text:style-name="WWNum3">
        <text:list-item>
          <text:p text:style-name="P43">Administering both online system and back office system</text:p>
        </text:list-item>
        <text:list-item>
          <text:p text:style-name="P43">Executing switching of application for various banks which enable transactions to flow between various devices such as POS &amp; ATM to the host (core banking system) as a part of Online project</text:p>
        </text:list-item>
        <text:list-item>
          <text:p text:style-name="P43">Managing Data Navigator Application for various banks which support all the bank to settle the respective online transaction as a part of back office project</text:p>
        </text:list-item>
        <text:list-item>
          <text:p text:style-name="P43">Working on banking applications on handheld devices to provide banking facilities for rural customers</text:p>
        </text:list-item>
        <text:list-item>
          <text:p text:style-name="P43">Writing and verifying test case documents, coverage and architecture</text:p>
        </text:list-item>
        <text:list-item>
          <text:p text:style-name="P43">Testing a requirement after thorough analysis of its effects on existing functionalities</text:p>
        </text:list-item>
        <text:list-item>
          <text:p text:style-name="P43">Participating in error management and defect analysis to already existing functionality for improving the performance</text:p>
        </text:list-item>
        <text:list-item>
          <text:p text:style-name="P43">Liaising with banks and supporting through Calls Live Testing</text:p>
        </text:list-item>
        <text:list-item>
          <text:p text:style-name="P43">Interacting with clients and providing supporting to fix various issues that are detected during UAT testing</text:p>
        </text:list-item>
        <text:list-item>
          <text:p text:style-name="P43">Assisting in testing and live certification movement with banks for IDBI and CBI and products</text:p>
        </text:list-item>
        <text:list-item>
          <text:p text:style-name="P43">Ensuring documentation of various changes and modifications done </text:p>
        </text:list-item>
        <text:list-item>
          <text:p text:style-name="P43">Corresponding and assisting various teams for implementation and testing</text:p>
        </text:list-item>
        <text:list-item>
          <text:p text:style-name="P43">Supervising juniors with application development and application flows</text:p>
        </text:list-item>
        <text:list-item>
          <text:p text:style-name="P46">Performing testing and installing patch for effective testing</text:p>
        </text:list-item>
        <text:list-item>
          <text:p text:style-name="P46">Contributing in testing and for live movement AEPS</text:p>
        </text:list-item>
      </text:list>
      <text:p text:style-name="P8">Highlights:</text:p>
      <text:list xml:id="list133231334559592" text:continue-list="list1396373596" text:style-name="WWNum2">
        <text:list-item>
          <text:p text:style-name="P48">Attained Shine Card - Star of the Month Award</text:p>
        </text:list-item>
        <text:list-item>
          <text:p text:style-name="P48">Received several appreciations for quick and prompt delivery on products like Rupay Credit</text:p>
        </text:list-item>
        <text:list-item>
          <text:p text:style-name="P48">Ensured prompt delivery for projects like RGCS &amp; AEPS (Aadhaar Enabled Payment Systems)</text:p>
        </text:list-item>
        <text:list-item>
          <text:p text:style-name="P48">Received various awards and appreciations for outstanding performance and delivery</text:p>
        </text:list-item>
        <text:list-item>
          <text:p text:style-name="P48">Organized social activities (Rays of Hope), fun entertainment activities , cultural activities and team outings</text:p>
        </text:list-item>
        <text:list-item>
          <text:p text:style-name="P39"><text:span text:style-name="T12">Enhanced application efficiency by debugging / revamping </text:span><text:span text:style-name="T25">(RGCS ,AEPS) code / program</text:span></text:p>
        </text:list-item>
        <text:list-item>
          <text:p text:style-name="P56">For e.g., Increased development efficiency by performing QC of RUPAY CREDIT , DN APPLICATION (RGCS,AEPS) components using Agile methodologies, enabled the development team to focus on defects in real time</text:p>
        </text:list-item>
        <text:list-item>
          <text:p text:style-name="P41"><text:span text:style-name="T12">Wrote updates to the CAT,RUPAY CREDIT,RGCS, AEPS</text:span><text:span text:style-name="T29"> </text:span><text:span text:style-name="T12">document, identified and corrected deficiencies in the procedure</text:span></text:p>
        </text:list-item>
        <text:list-item>
          <text:p text:style-name="P49">Wrote documentation for test processes, resulting in a more effective and easier to use checklist, cutting execution time .</text:p>
        </text:list-item>
      </text:list>
      <text:p text:style-name="P52"/>
      <text:p text:style-name="P37">PROJECTS – <text:span text:style-name="T32">innova solutions</text:span></text:p>
      <text:p text:style-name="P26">Title:<text:tab/><text:tab/><text:tab/>SE - (SmartEdge)</text:p>
      <text:p text:style-name="P29"><text:span text:style-name="T8">Organization:<text:tab/><text:tab/></text:span><text:span text:style-name="T5"> Innova Solutions Private Limited (AmericanCyberSystems <text:s/>Group)</text:span></text:p>
      <text:p text:style-name="P28">Technologies Used:<text:tab/>Linux &amp; SQL&amp; Cucumber testing</text:p>
      <text:p text:style-name="P28">Role:</text:p>
      <text:list xml:id="list763508049" text:style-name="WWNum4">
        <text:list-item>
          <text:p text:style-name="P51">Gained practical knowledge in SmartEdge </text:p>
        </text:list-item>
        <text:list-item>
          <text:p text:style-name="P51">Testing the Fees and Charges, Multicurrency ,Transaction Classification, Member Profile module specific to SmartEdge <text:s/></text:p>
        </text:list-item>
        <text:list-item>
          <text:p text:style-name="P51">Testing the Fees and Charges module specific for RuPay and VISA standards.</text:p>
        </text:list-item>
        <text:list-item>
          <text:p text:style-name="P51">Created feature File and Wrote StepDefintion for all Module’s <text:s/>SmartEdge Platform </text:p>
        </text:list-item>
        <text:list-item>
          <text:p text:style-name="P51">Created Complete Profile Setup for Running th SmartEdge platform</text:p>
        </text:list-item>
        <text:list-item>
          <text:p text:style-name="P51">Exposure of banking financial switch – SmarEdge and Payment Technology &amp; Interfaces – ISO8583, SMS, Dual – Message</text:p>
        </text:list-item>
        <text:list-item>
          <text:p text:style-name="P51">Utilized certification tools for SmartEdge</text:p>
        </text:list-item>
        <text:list-item>
          <text:p text:style-name="P51">Creating , Managing and Executing Testcases </text:p>
        </text:list-item>
        <text:list-item>
          <text:p text:style-name="P51">Executed test scenerio to finish regression cycl<text:span text:style-name="T34">e</text:span></text:p>
        </text:list-item>
        <text:list-item>
          <text:p text:style-name="P51">Involving defect tracking Process, attend scrum process</text:p>
        </text:list-item>
      </text:list>
      <text:p text:style-name="P11"/>
      <text:p text:style-name="P36">PROJECTS - NPCI</text:p>
      <text:p text:style-name="P6"/>
      <text:p text:style-name="P8">Title <text:span text:style-name="T35">1</text:span>:<text:tab/><text:tab/><text:tab/>IST (Information Switching Technology) </text:p>
      <text:p text:style-name="P9">Client:<text:tab/><text:tab/><text:tab/>IDBI, CBI, ICICI &amp; HDFC</text:p>
      <text:p text:style-name="P9">Organization:<text:tab/><text:tab/>National Payments Corporation of India (NPCI), Chennai, India</text:p>
      <text:p text:style-name="P9">Technologies Used:<text:tab/>Linux &amp; SQL</text:p>
      <text:p text:style-name="P9">Role:</text:p>
      <text:list xml:id="list133231152457535" text:continue-numbering="true" text:style-name="WWNum4">
        <text:list-item>
          <text:p text:style-name="P50">Gained practical knowledge in Rupay (Indian Domestic Card Scheme)</text:p>
        </text:list-item>
        <text:list-item>
          <text:p text:style-name="P50">Exposure of banking financial switch – IST and Payment Technology &amp; Interfaces – ISO8583, SMS, Dual – Message</text:p>
        </text:list-item>
        <text:list-item>
          <text:p text:style-name="P50"><text:soft-page-break/>Utilized certification tools for Rupay</text:p>
        </text:list-item>
      </text:list>
      <text:p text:style-name="P13"><text:span text:style-name="T6">Title </text:span><text:span text:style-name="T7">2</text:span><text:span text:style-name="T6">:<text:tab/><text:tab/><text:tab/></text:span><text:span text:style-name="T8">Data Navigator (RGCS, AEPS)</text:span></text:p>
      <text:p text:style-name="P9">Client:<text:tab/><text:tab/><text:tab/>AEPS &amp; RGCS <text:s/><text:span text:style-name="T34">(UsedBanks)</text:span></text:p>
      <text:p text:style-name="P9">Organization:<text:tab/><text:tab/>National Payments Corporation of India (NPCI), Chennai, India</text:p>
      <text:p text:style-name="P9">Technologies Used:<text:tab/>Linux &amp; SQL</text:p>
      <text:p text:style-name="P9">Role:</text:p>
      <text:list xml:id="list133232329129261" text:continue-numbering="true" text:style-name="WWNum4">
        <text:list-item>
          <text:p text:style-name="P50">Managed DN for Project RGCS – (Rupay Global Clearing and Settlement)</text:p>
        </text:list-item>
        <text:list-item>
          <text:p text:style-name="P50">Gained practical knowledge in DN for Project AEPS – (Aadhaar Enabled Payment Service)</text:p>
        </text:list-item>
        <text:list-item>
          <text:p text:style-name="P50">Executed patch installation and tracking in DN( AEPS &amp; RGCS of various issues has been resolved in each patch</text:p>
        </text:list-item>
        <text:list-item>
          <text:p text:style-name="P50">Communicated between DN system and IST; managed DN( AEPS &amp; RGCS) and their respective functionality</text:p>
        </text:list-item>
        <text:list-item>
          <text:p text:style-name="P50">Performed testing of AEPS &amp; RGCS back office system to ensure minimal issues as a part of all the patch installation activities and defect testing for making closure live to production</text:p>
        </text:list-item>
      </text:list>
      <text:p text:style-name="P57"/>
      <text:p text:style-name="P6"><text:span text:style-name="T20"><text:tab/><text:tab/></text:span></text:p>
      <text:p text:style-name="P36">TECHNICAL SKILLS</text:p>
      <text:p text:style-name="P9"/>
      <text:p text:style-name="P13"><text:span text:style-name="T6">Technologies:</text:span><text:span text:style-name="T8"><text:tab/><text:tab/>Linux, SQL, Core Java <text:s text:c="273"/></text:span></text:p>
      <text:p text:style-name="P13"><text:span text:style-name="T6">Database:</text:span><text:span text:style-name="T8"><text:tab/><text:tab/>SQL,MongoDb</text:span></text:p>
      <text:p text:style-name="P13"><text:span text:style-name="T6">Operating Systems:</text:span><text:span text:style-name="T8"><text:tab/>Windows &amp; Linux</text:span></text:p>
      <text:p text:style-name="P13"><text:span text:style-name="T6">Tools:<text:tab/></text:span><text:span text:style-name="T8"><text:tab/><text:tab/>Finsim, JCB, Boss &amp; Rupay Simulators &amp; Cucumber Tool</text:span></text:p>
      <text:p text:style-name="P9">Build Tools: <text:s text:c="29"/>Maven</text:p>
      <text:p text:style-name="P9">Framework: <text:s text:c="27"/>BDD -BehaviourDrivenDevelopment</text:p>
      <text:p text:style-name="P13"><text:span text:style-name="T6">Other Tools:</text:span><text:span text:style-name="T8"><text:tab/><text:tab/>MS Office, Putty, Coral Draw, Pagemaker &amp; Photoshop</text:span></text:p>
      <text:p text:style-name="P13"><text:span text:style-name="T6">Languages:</text:span><text:span text:style-name="T8"><text:tab/><text:tab/>C &amp; C++</text:span></text:p>
      <text:p text:style-name="P9"/>
      <text:p text:style-name="P36">ACADEMIC DETAILS </text:p>
      <text:p text:style-name="P7"/>
      <text:p text:style-name="P13"><text:span text:style-name="T27">2016<text:tab/></text:span><text:span text:style-name="T22">B.Tech. in Information Technology</text:span><text:span text:style-name="T21"> from Sathyabama University; secured 7.82</text:span><text:span text:style-name="T28">CGPA</text:span></text:p>
      <text:p text:style-name="P13"><text:span text:style-name="T22">2012<text:tab/>12</text:span><text:span text:style-name="T30">th</text:span><text:span text:style-name="T21"> from Vidhyaa Vikas Higher Secondary School<text:tab/>; secured 74.3%</text:span></text:p>
      <text:p text:style-name="P13"><text:span text:style-name="T22">2010<text:tab/>10</text:span><text:span text:style-name="T30">th</text:span><text:bookmark text:name="_GoBack"/><text:span text:style-name="T21"> from Little Flower Convent Matric Higher Secondary School; secured 81%</text:span></text:p>
      <text:p text:style-name="P6"/>
      <text:p text:style-name="P36">EXTRACURRICULAR ACTIVITIES</text:p>
      <text:p text:style-name="P6"/>
      <text:list xml:id="list133231867166041" text:continue-list="list133231334559592" text:style-name="WWNum2">
        <text:list-item>
          <text:p text:style-name="P45">Worked as member of Microsoft Club &amp; Eco Club in Sathyabama University</text:p>
        </text:list-item>
        <text:list-item>
          <text:p text:style-name="P45">Acted as a Mentor of Designing Department </text:p>
        </text:list-item>
        <text:list-item>
          <text:p text:style-name="P45">Organized Augmented Reality Workshop</text:p>
        </text:list-item>
        <text:list-item>
          <text:p text:style-name="P41"><text:span text:style-name="T16">Received Best Paper Award for </text:span><text:span text:style-name="T12">Global Congress on Computing and Media Technologies in association with Asia Pacific University, Malaysia certified in 2015 (Project Women’s Safety Application - Femme)</text:span></text:p>
        </text:list-item>
        <text:list-item>
          <text:p text:style-name="P48">Attended Spark Personality Development IEEE Madras Programming Student Session</text:p>
        </text:list-item>
        <text:list-item>
          <text:p text:style-name="P48">Participated in PAN India Code and E-school Contest by Virtusa in 2015</text:p>
        </text:list-item>
      </text:list>
      <text:p text:style-name="P36">PERSONAL DETAILS</text:p>
      <text:p text:style-name="P12"/>
      <text:p text:style-name="P14"><text:span text:style-name="T17">Date of Birth</text:span><text:span text:style-name="T18">:<text:tab/><text:tab/>26</text:span><text:span text:style-name="T19">th</text:span><text:span text:style-name="T18"> April 1994</text:span></text:p>
      <text:p text:style-name="P15"><text:span text:style-name="T17">Language Known</text:span><text:span text:style-name="T18">: <text:tab/><text:tab/>English ,</text:span><text:span text:style-name="T1">Malayalam,Tamil,Telugu,French</text:span></text:p>
      <text:p text:style-name="P13"><text:span text:style-name="T17">Address</text:span><text:span text:style-name="T18">:<text:tab/><text:tab/>Tirupur - 6416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Verdana" fo:font-family="Verdana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rfc-language-tag-asian="x-non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font-size-asian="16pt" style:rfc-language-tag-asian="x-non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rfc-language-tag-asian="x-none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1pt" fo:font-weight="bold" style:font-size-asian="11pt" style:rfc-language-tag-asian="x-none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rfc-language-tag-asian="x-non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fo:language="en" fo:country="US" style:font-name-asian="Batang" style:font-family-asian="Batang" style:font-family-generic-asian="system" style:font-pitch-asian="variable" style:font-size-asian="12pt" style:language-asian="ja" style:country-asian="JP" style:font-size-complex="12pt"/>
    </style:style>
    <style:style style:name="Style1" style:family="paragraph" style:parent-style-name="Standard" style:default-outline-level="">
      <style:text-properties fo:font-size="14pt" fo:language="fr" fo:country="FR" fo:font-weight="bold" style:font-size-asian="14pt" style:rfc-language-tag-asian="x-none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s" style:family="paragraph" style:parent-style-name="Standard" style:default-outline-level="">
      <style:paragraph-properties fo:margin-top="0.028in" fo:margin-bottom="0.0835in" loext:contextual-spacing="true" fo:line-height="0.1528in"/>
      <style:text-properties style:font-name="Tahoma" fo:font-family="Tahoma" style:font-family-generic="roman" style:font-pitch="variable" fo:font-size="8pt" fo:letter-spacing="0.0071in" fo:language="en" fo:country="US" style:font-size-asian="8pt" style:font-size-complex="8pt"/>
    </style:style>
    <style:style style:name="Default_20_Text" style:display-name="Default Text" style:family="paragraph" style:parent-style-name="Standard" style:default-outline-level="">
      <style:text-properties style:font-name="Times New Roman" fo:font-family="'Times New Roman'" style:font-family-generic="roman" style:font-pitch="variable" fo:font-size="12pt" fo:language="en" fo:country="US" style:font-size-asian="12pt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Achievement" style:family="paragraph" style:parent-style-name="Text_20_body" style:default-outline-level="">
      <style:paragraph-properties fo:margin-top="0in" fo:margin-bottom="0.0417in" loext:contextual-spacing="false" style:line-height-at-least="0.1528in" fo:text-align="justify" style:justify-single-word="false"/>
      <style:text-properties style:font-name="Arial" fo:font-family="Arial" style:font-family-generic="roman" style:font-pitch="variable" fo:letter-spacing="-0.0035in" fo:language="en" fo:country="US" style:font-name-asian="Batang" style:font-family-asian="Batang" style:font-family-generic-asian="system" style:font-pitch-asian="variable" style:language-asian="en" style:country-asian="US"/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western" style:family="paragraph" style:parent-style-name="Standard" style:default-outline-level="">
      <style:text-properties style:font-name="Times New Roman" fo:font-family="'Times New Roman'" style:font-family-generic="roman" style:font-pitch="variable" fo:font-size="12pt" fo:language="en" fo:country="US" style:font-size-asian="12pt" style:font-size-complex="12pt"/>
    </style:style>
    <style:style style:name="ch_20_txt" style:display-name="ch txt" style:family="paragraph" style:default-outline-level="">
      <style:paragraph-properties fo:margin-left="0.25in" fo:margin-right="0in" fo:margin-top="0.0555in" fo:margin-bottom="0.0835in" loext:contextual-spacing="false" fo:line-height="0.1665in" fo:text-align="justify" style:justify-single-word="false" fo:orphans="0" fo:widows="0" fo:hyphenation-ladder-count="no-limit" fo:text-indent="0in" style:auto-text-indent="false" style:writing-mode="lr-tb"/>
      <style:text-properties fo:color="#00000a" style:font-name="Arial" fo:font-family="Arial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details_20_w_2f_bullets_20_1" style:display-name="details w/bullets 1" style:family="paragraph" style:parent-style-name="Standard" style:default-outline-level="">
      <style:paragraph-properties fo:margin-top="0in" fo:margin-bottom="0.139in" loext:contextual-spacing="false" fo:line-height="115%"/>
      <style:text-properties style:font-name="Times New Roman" fo:font-family="'Times New Roman'" style:font-family-generic="roman" style:font-pitch="variable" fo:language="en" fo:country="US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Body_20_Text_20_Char" style:display-name="Body Text Char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Header_20_Char" style:display-name="Header Char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link11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/>
    <style:style style:name="apple-converted-space" style:family="text" style:parent-style-name="Default_20_Paragraph_20_Font"/>
    <style:style style:name="Style1_20_Char" style:display-name="Style1 Char" style:family="text">
      <style:text-properties style:font-name="Verdana" fo:font-family="Verdana" style:font-family-generic="roman" style:font-pitch="variable" fo:font-size="14pt" fo:language="fr" fo:country="FR" fo:font-weight="bold" style:font-size-asian="14pt" style:font-weight-asian="bold" style:font-size-complex="14pt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en" fo:country="GB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roman" style:font-pitch="variable" fo:font-size="11pt" fo:language="en" fo:country="GB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>
      <style:text-properties style:font-name="Verdana" fo:font-family="Verdana" style:font-family-generic="roman" style:font-pitch="variable" fo:language="en" fo:country="GB" style:language-asian="en" style:country-asian="US"/>
    </style:style>
    <style:style style:name="Strong" style:family="text">
      <style:text-properties fo:font-weight="bold" style:font-weight-asian="bold" style:font-weight-complex="bold"/>
    </style:style>
    <style:style style:name="Heading_20_8_20_Char" style:display-name="Heading 8 Char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rvts36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rvts37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rvts116" style:family="text"/>
    <style:style style:name="rvts48" style:family="text"/>
    <style:style style:name="rvts34" style:family="text"/>
    <style:style style:name="rvts52" style:family="text"/>
    <style:style style:name="List_20_Paragraph_20_Char" style:display-name="List Paragraph Ch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details_20_w_2f_bullets_20_1_20_Char" style:display-name="details w/bullets 1 Char" style:family="text">
      <style:text-properties style:font-size-complex="12pt"/>
    </style:style>
    <style:style style:name="rvts32" style:family="text" style:parent-style-name="Default_20_Paragraph_20_Font">
      <style:text-properties fo:color="#000000" style:font-name="Calibri" fo:font-family="Calibri" style:font-family-generic="roman" style:font-pitch="variable" fo:font-size="11pt" style:font-size-asian="11pt" style:font-size-complex="11pt"/>
    </style:style>
    <style:style style:name="rvts257" style:family="text" style:parent-style-name="Default_20_Paragraph_20_Font">
      <style:text-properties fo:color="#0070c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rvts260" style:family="text" style:parent-style-name="Default_20_Paragraph_20_Font">
      <style:text-properties fo:color="#595959"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rvts98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rvts134" style:family="text" style:parent-style-name="Default_20_Paragraph_20_Font">
      <style:text-properties fo:color="#333333" style:font-name="Calibri" fo:font-family="Calibri" style:font-family-generic="roman" style:font-pitch="variable" fo:font-size="11pt" fo:background-color="#ffffff" style:font-size-asian="11pt" style:font-size-complex="11pt"/>
    </style:style>
    <style:style style:name="rvts256" style:family="text" style:parent-style-name="Default_20_Paragraph_20_Font">
      <style:text-properties fo:color="#3333ff" style:font-name="Calibri" fo:font-family="Calibri" style:font-family-generic="roman" style:font-pitch="variable" fo:font-size="11pt" style:font-size-asian="11pt" style:font-size-complex="11pt"/>
    </style:style>
    <style:style style:name="rvts259" style:family="text" style:parent-style-name="Default_20_Paragraph_20_Font"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rvts261" style:family="text" style:parent-style-name="Default_20_Paragraph_20_Font">
      <style:text-properties fo:color="#595959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rvts35" style:family="text" style:parent-style-name="Default_20_Paragraph_20_Font">
      <style:text-properties fo:color="#595959" style:font-name="Calibri" fo:font-family="Calibri" style:font-family-generic="roman" style:font-pitch="variable" fo:font-size="11pt" style:font-size-asian="11pt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rvts43" style:family="text" style:parent-style-name="Default_20_Paragraph_20_Font">
      <style:text-properties fo:color="#000000" style:font-name="Calibri" fo:font-family="Calibri" style:font-family-generic="roman" style:font-pitch="variable"/>
    </style:style>
    <style:style style:name="rvts67" style:family="text" style:parent-style-name="Default_20_Paragraph_20_Font">
      <style:text-properties fo:color="#000000" style:font-name="Calibri" fo:font-family="Calibri" style:font-family-generic="roman" style:font-pitch="variable" fo:font-style="italic" style:font-style-asian="italic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Verdana" fo:font-family="Verdana" style:font-family-generic="roman" style:font-pitch="variable" fo:language="en" fo:country="GB"/>
    </style:style>
    <style:style style:name="Comment_20_Subject_20_Char" style:display-name="Comment Subject Char" style:family="text" style:parent-style-name="Comment_20_Text_20_Char">
      <style:text-properties style:font-name="Verdana" fo:font-family="Verdana" style:font-family-generic="roman" style:font-pitch="variable" fo:language="en" fo:country="GB" fo:font-weight="bold" style:font-weight-asian="bold" style:font-weight-complex="bold"/>
    </style:style>
    <style:style style:name="ListLabel_20_1" style:display-name="ListLabel 1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ListLabel_20_2" style:display-name="ListLabel 2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Cambria" fo:font-family="Cambria" style:font-family-generic="roman" style:font-pitch="variable" fo:font-size="10pt" style:font-size-asian="10pt" style:font-size-complex="10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mbria" fo:font-family="Cambria" style:font-family-generic="roman" style:font-pitch="variable" fo:font-size="10pt" fo:font-weight="bold" style:font-size-asian="10pt" style:font-weight-asian="bold" style:font-size-complex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="Cambria" fo:font-family="Cambria" style:font-family-generic="roman" style:font-pitch="variable" fo:font-size="10pt" fo:font-weight="bold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fo:font-size="10pt" style:font-size-asian="10pt" style:font-name-complex="Symbol1" style:font-family-complex="Symbol" style:font-family-generic-complex="system" style:font-pitch-complex="variable" style:font-size-complex="10pt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mbria" fo:font-family="Cambria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60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6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6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style:font-size-asian="8pt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0.3752in" fo:margin-bottom="0.3402in" fo:margin-left="0.4335in" fo:margin-right="0.4335in" fo:border="0.51pt solid #00000a" fo:padding-top="0.028in" fo:padding-bottom="0in" fo:padding-left="0.0835in" fo:padding-right="0.0835in" style:writing-mode="lr-tb" style:layout-grid-color="#c0c0c0" style:layout-grid-lines="41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118in" fo:margin-left="0in" fo:margin-right="0in" fo:margin-top="0.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0.51pt solid #00000a" fo:padding-top="0.028in" fo:padding-bottom="0in" fo:padding-left="0.0835in" fo:padding-right="0.0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3:29:00</meta:creation-date>
    <meta:initial-creator>user</meta:initial-creator>
    <dc:language>en-US</dc:language>
    <meta:print-date>2007-09-21T04:19:00</meta:print-date>
    <dc:date>2020-01-02T12:53:34.203515612</dc:date>
    <meta:editing-cycles>13</meta:editing-cycles>
    <dc:title>USER</dc:title>
    <meta:editing-duration>PT1H24M7S</meta:editing-duration>
    <meta:generator>LibreOffice/5.3.6.1$Linux_X86_64 LibreOffice_project/30$Build-1</meta:generator>
    <meta:document-statistic meta:table-count="1" meta:image-count="0" meta:object-count="0" meta:page-count="3" meta:paragraph-count="129" meta:word-count="1330" meta:character-count="9474" meta:non-whitespace-character-count="79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